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Heading_20_1" style:list-style-name="L1"/>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3">COMPTE RENDU DE LA RÉUNION 4</text:p>
      <text:p text:style-name="P2">(21/02/2008)</text:p>
      <text:p text:style-name="P1"/>
      <text:list text:style-name="L1">
        <text:list-item>
          <text:h text:style-name="P5" text:outline-level="1">- Gestion des risques</text:h>
        </text:list-item>
      </text:list>
      <text:p text:style-name="P4"><text:tab/>Le tableau d'analyse des risques n'est pas exhaustif et évolue avec le projet. Lorsque le cours du projet est interrompu par un imprévu, ce dernier doit être traité comme un risque. Dans un premier temps, le problème doit être caractérisé de manière précise. Dans le cas de problèmes techniques, il faut tenter de reproduire l'erreur rencontrée et identifier les modules pouvant en être la cause pour établir une identification </text:p>
      <text:p text:style-name="P4"/>
      <text:p text:style-name="P4">Une stratégie corrective doit être décidée afin de résoudre le problème en réorganisant les ressour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0pt" fo:font-weight="bold" style:font-size-asian="115%" style:font-weight-asian="bold" style:font-size-complex="115%"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2-21T12:25:22</dc:date>
    <meta:editing-cycles>8</meta:editing-cycles>
    <meta:editing-duration>PT6H18M49S</meta:editing-duration>
    <meta:user-defined meta:name="Info 1"/>
    <meta:user-defined meta:name="Info 2"/>
    <meta:user-defined meta:name="Info 3"/>
    <meta:user-defined meta:name="Info 4"/>
    <meta:document-statistic meta:table-count="0" meta:image-count="0" meta:object-count="0" meta:page-count="1" meta:paragraph-count="6" meta:word-count="128" meta:character-count="787"/>
  </office:meta>
</office:document-meta>
</file>